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198d09" officeooo:paragraph-rsid="00198d09"/>
    </style:style>
    <style:style style:name="P2" style:family="paragraph" style:parent-style-name="Standard">
      <style:text-properties officeooo:rsid="001b2f59" officeooo:paragraph-rsid="001b2f59"/>
    </style:style>
    <style:style style:name="P3" style:family="paragraph" style:parent-style-name="Standard">
      <style:text-properties officeooo:rsid="001b2f59" officeooo:paragraph-rsid="002f2557"/>
    </style:style>
    <style:style style:name="P4" style:family="paragraph" style:parent-style-name="Standard">
      <style:text-properties officeooo:rsid="001b2f59" officeooo:paragraph-rsid="002bc5ea"/>
    </style:style>
    <style:style style:name="P5" style:family="paragraph" style:parent-style-name="Standard">
      <style:text-properties officeooo:rsid="001c5399" officeooo:paragraph-rsid="001b2f59"/>
    </style:style>
    <style:style style:name="P6" style:family="paragraph" style:parent-style-name="Standard">
      <style:text-properties officeooo:rsid="001c5399" officeooo:paragraph-rsid="001c5399"/>
    </style:style>
    <style:style style:name="P7" style:family="paragraph" style:parent-style-name="Standard">
      <style:text-properties fo:font-size="15pt" officeooo:rsid="001b2f59" officeooo:paragraph-rsid="002f2557" style:font-size-asian="15pt" style:font-size-complex="15pt"/>
    </style:style>
    <style:style style:name="P8" style:family="paragraph" style:parent-style-name="Standard">
      <style:text-properties fo:font-size="18pt" officeooo:rsid="001b2f59" officeooo:paragraph-rsid="001b2f59" style:font-size-asian="18pt" style:font-size-complex="18pt"/>
    </style:style>
    <style:style style:name="P9" style:family="paragraph" style:parent-style-name="Standard">
      <style:text-properties fo:font-size="18pt" officeooo:rsid="001b2f59" officeooo:paragraph-rsid="002bc5ea" style:font-size-asian="18pt" style:font-size-complex="18pt"/>
    </style:style>
    <style:style style:name="P10" style:family="paragraph" style:parent-style-name="Standard">
      <style:text-properties fo:font-size="18pt" officeooo:rsid="001b2f59" officeooo:paragraph-rsid="002ef7e7" style:font-size-asian="18pt" style:font-size-complex="18pt"/>
    </style:style>
    <style:style style:name="P11" style:family="paragraph" style:parent-style-name="Standard">
      <style:text-properties fo:font-size="18pt" officeooo:rsid="001b2f59" officeooo:paragraph-rsid="002f2557" style:font-size-asian="18pt" style:font-size-complex="18pt"/>
    </style:style>
    <style:style style:name="P12" style:family="paragraph" style:parent-style-name="Standard">
      <style:text-properties fo:font-size="16pt" officeooo:rsid="001b2f59" officeooo:paragraph-rsid="001b2f59" style:font-size-asian="16pt" style:font-size-complex="16pt"/>
    </style:style>
    <style:style style:name="P13" style:family="paragraph" style:parent-style-name="Standard">
      <style:text-properties fo:font-size="16pt" officeooo:rsid="001b2f59" officeooo:paragraph-rsid="002f2557" style:font-size-asian="16pt" style:font-size-complex="16pt"/>
    </style:style>
    <style:style style:name="P14" style:family="paragraph" style:parent-style-name="Standard">
      <style:text-properties officeooo:rsid="0029b440" officeooo:paragraph-rsid="0029b440"/>
    </style:style>
    <style:style style:name="P15" style:family="paragraph" style:parent-style-name="Standard">
      <style:text-properties officeooo:rsid="002d816a" officeooo:paragraph-rsid="002d816a"/>
    </style:style>
    <style:style style:name="P16" style:family="paragraph" style:parent-style-name="Standard">
      <style:text-properties officeooo:rsid="002d816a" officeooo:paragraph-rsid="002de3aa"/>
    </style:style>
    <style:style style:name="P17" style:family="paragraph" style:parent-style-name="Standard">
      <style:text-properties officeooo:rsid="002de3aa" officeooo:paragraph-rsid="002de3aa"/>
    </style:style>
    <style:style style:name="P18" style:family="paragraph" style:parent-style-name="Standard">
      <style:text-properties officeooo:rsid="002ef7e7" officeooo:paragraph-rsid="002ef7e7"/>
    </style:style>
    <style:style style:name="P19" style:family="paragraph" style:parent-style-name="Standard">
      <style:text-properties officeooo:rsid="002ef7e7" officeooo:paragraph-rsid="002f2557"/>
    </style:style>
    <style:style style:name="P20" style:family="paragraph" style:parent-style-name="Standard">
      <style:text-properties officeooo:rsid="002f2557" officeooo:paragraph-rsid="002f2557"/>
    </style:style>
    <style:style style:name="P21" style:family="paragraph" style:parent-style-name="Standard">
      <style:text-properties officeooo:paragraph-rsid="002ef7e7"/>
    </style:style>
    <style:style style:name="T1" style:family="text">
      <style:text-properties officeooo:rsid="00273bca"/>
    </style:style>
    <style:style style:name="T2" style:family="text">
      <style:text-properties officeooo:rsid="002adcf1"/>
    </style:style>
    <style:style style:name="T3" style:family="text">
      <style:text-properties officeooo:rsid="002de3aa"/>
    </style:style>
    <style:style style:name="T4" style:family="text">
      <style:text-properties officeooo:rsid="002ef7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PU virtualization <text:span text:style-name="T1">in kernel based VM</text:span></text:p>
      <text:p text:style-name="P1"/>
      <text:p text:style-name="P15">Abstract</text:p>
      <text:p text:style-name="P15"/>
      <text:p text:style-name="P16">Graphics Processing Units (GPUs) have become a powerful platform, that can provide significant performance benefits to data parallel applications. Graphic processors are being increasingly introduced as accelerators in high performance computing (HPC) systems due to the development of GPGPU (General-Purpose Computation on GPUs). </text:p>
      <text:p text:style-name="P16"/>
      <text:p text:style-name="P16"><text:span text:style-name="T3">In the other hands</text:span>, virtualization technologies are gaining interest in these domains, due to their benefits on server consolidation as well as the isolation and ease of management they offer. Th<text:span text:style-name="T3">erefore</text:span> <text:span text:style-name="T3">a </text:span>combine <text:span text:style-name="T3">of the</text:span> benefits <text:span text:style-name="T3">from</text:span> both fields <text:span text:style-name="T3">are quite demands today</text:span></text:p>
      <text:p text:style-name="P2"/>
      <text:p text:style-name="P17">In this paper, we will give a quick brief of GPU virtualization, from emulated device, API forwarding, pci-passthrough, to full virtualization. Then we will focus on the most important part full virtualization, we will give a full analysis on the implement of three different venders, amd, intel, and nvidia. Last we will see where the future challenge is. </text:p>
      <text:p text:style-name="P2"/>
      <text:p text:style-name="P2"/>
      <text:p text:style-name="P2"><text:span text:style-name="T4">1. </text:span>Introduction</text:p>
      <text:p text:style-name="P2"/>
      <text:p text:style-name="P18">GPU</text:p>
      <text:p text:style-name="P18"/>
      <text:p text:style-name="P19"/>
      <text:p text:style-name="P7">Modern GPUs are immensely powerful, highly asynchronous computational accelerators usable for a wide range of applications. Unfortunately, operating systems still treat GPUs like simple devices with predictable response times [28] and are unable to enforce fair sharing of GPU computation time between multiple applications. Additionally, virtualization and cloud-computing became ubiquitous. Most modern GPUs, however, are closed black-box devices, which makes them difficult to virtualize. Previous work on both GPU scheduling and GPU virtualization exists, but does not target the intersection of both topics: GPU scheduling in virtualized environments.</text:p>
      <text:p text:style-name="P3"/>
      <text:p text:style-name="P3"/>
      <text:p text:style-name="P11">The Graphics Processing Unit (GPU) was originally</text:p>
      <text:p text:style-name="P11">invented to accelerate graphics computing, such as</text:p>
      <text:p text:style-name="P11">gaming and video playback. Later on, GPUs were used</text:p>
      <text:p text:style-name="P11">in high performance computing, as well, such as image</text:p>
      <text:p text:style-name="P11">processing, weather broadcast, and computer aided</text:p>
      <text:p text:style-name="P11">design. Currently, GPUs are also commonly used in</text:p>
      <text:p text:style-name="P11">many general purpose applications, with the evolution</text:p>
      <text:p text:style-name="P11"><text:soft-page-break/>of modern windowing systems, middleware, and web</text:p>
      <text:p text:style-name="P11">technologies.</text:p>
      <text:p text:style-name="P18"/>
      <text:p text:style-name="P18"/>
      <text:p text:style-name="P18">Virtualization, KVM</text:p>
      <text:p text:style-name="P18"/>
      <text:p text:style-name="P18">2. Background</text:p>
      <text:p text:style-name="P18"/>
      <text:p text:style-name="P18">virtualization history</text:p>
      <text:p text:style-name="P18">2.1 qemu emulated device</text:p>
      <text:p text:style-name="P18"/>
      <text:p text:style-name="P11">Emulating a full-fledged GPU, purely through software,</text:p>
      <text:p text:style-name="P11">is impractical due to complexity and extremely low</text:p>
      <text:p text:style-name="P11">performance. Qemu [7] emulates only the legacy VGA</text:p>
      <text:p text:style-name="P11">cards, with a para-virtualized frame buffer [20] to</text:p>
      <text:p text:style-name="P11">accelerate 2D specific frame buffer accesses.</text:p>
      <text:p text:style-name="P11"/>
      <text:p text:style-name="P13">2.3.1. Software emulation. One way to virtualize a GPU is to emulate its functionality and to</text:p>
      <text:p text:style-name="P13">provide a virtual device and driver for guest OSs, which are used as the interface between guest</text:p>
      <text:p text:style-name="P13">OSs and the hypervisor. The architecture of the virtual GPU could remain unchanged, and the</text:p>
      <text:p text:style-name="P13">hypervisor would synthesize operations of the host graphics in response to requests from virtual</text:p>
      <text:p text:style-name="P13">GPUs. VMware has proposed VMware SVGA II as a paravirtualized solution for emulating a GPU</text:p>
      <text:p text:style-name="P13">on hosted I/O architectures [9]. VMware SVGA II defines a common graphics stack and provides</text:p>
      <text:p text:style-name="P13">2D and 3D rendering with the support of OpenGL.</text:p>
      <text:p text:style-name="P13">Because OpenCL supports different kinds of heterogeneous devices, it is extremely complicated</text:p>
      <text:p text:style-name="P13">to emulate such devices with different hardware architectures and provide a unified architecture</text:p>
      <text:p text:style-name="P13">for OpenCL virtualization. Thus, software emulation was considered to be inappropriate for the</text:p>
      <text:p text:style-name="P13">present study.</text:p>
      <text:p text:style-name="P11"/>
      <text:p text:style-name="P18"><text:soft-page-break/></text:p>
      <text:p text:style-name="P18">2.2 API</text:p>
      <text:p text:style-name="P18"/>
      <text:p text:style-name="P11">API forwarding is the most widely studied technique</text:p>
      <text:p text:style-name="P11">for GPU virtualization, so far. VMGL [9], Xen3D [3]</text:p>
      <text:p text:style-name="P11">and Blink [14] install a new OpenGL library in Linux</text:p>
      <text:p text:style-name="P11">VM, forwarding OpenGL API calls to the host graphics</text:p>
      <text:p text:style-name="P11">stack for acceleration.. GViM [31], vCUDA [18] and</text:p>
      <text:p text:style-name="P11">LoGV [23] implement similar API forwarding</text:p>
      <text:p text:style-name="P11">techniques, focusing on GPGPU computing. VMware’s</text:p>
      <text:p text:style-name="P11">Virtual GPU [22] emulates a virtual SVGA device,</text:p>
      <text:p text:style-name="P11">implementing a private SVGA3D protocol to forward</text:p>
      <text:p text:style-name="P11">the DirectX API calls. However, API forwarding faces</text:p>
      <text:p text:style-name="P11">the challenge of supporting full features, due to the</text:p>
      <text:p text:style-name="P11">complexity of intrusive modification in the guest</text:p>
      <text:p text:style-name="P11">USENIX Association graphics stack, and incompatibility between the guest</text:p>
      <text:p text:style-name="P11">and host graphics stack.</text:p>
      <text:p text:style-name="P18"/>
      <text:p text:style-name="P13">2.3.2. API remoting. Graphic APIs such as OpenGL and Direct 3D with heterogeneous program-</text:p>
      <text:p text:style-name="P13">ming APIs such as CUDA and OpenCL are standard, common interfaces. It is appropriate to target</text:p>
      <text:p text:style-name="P13">the virtualization layer at the API level, whereby the API call requests from guest VMs are for-</text:p>
      <text:p text:style-name="P13">warded to the hypervisor, which performs the actual invocation. Such a mechanism acts like a guest</text:p>
      <text:p text:style-name="P13">VM invoking a remote procedure call (RPC) to the hypervisor.</text:p>
      <text:p text:style-name="P13"/>
      <text:p text:style-name="P18"/>
      <text:p text:style-name="P18"/>
      <text:p text:style-name="P18"/>
      <text:p text:style-name="P18">2.3 Para-virtualization</text:p>
      <text:p text:style-name="P18"/>
      <text:p text:style-name="P18"/>
      <text:p text:style-name="P18"/>
      <text:p text:style-name="P18">2.4 PCI pass-through</text:p>
      <text:p text:style-name="P18"/>
      <text:p text:style-name="P11"><text:soft-page-break/>Device Pass-through achieves high performance in I/O</text:p>
      <text:p text:style-name="P11">virtualization. VT-d [5][37] translates memory</text:p>
      <text:p text:style-name="P11">addresses of DMA requests, allowing the GPU to be</text:p>
      <text:p text:style-name="P11">assigned to a single VM. SR-IOV [27] extends the</text:p>
      <text:p text:style-name="P11">VT-d technology with a device hardware extension. It</text:p>
      <text:p text:style-name="P11">has been widely used in the network device [36], by</text:p>
      <text:p text:style-name="P11">creating multiple virtual functions, which can be</text:p>
      <text:p text:style-name="P11">individually assigned to VMs. VPIO [19] introduces a</text:p>
      <text:p text:style-name="P11">“virtual pass-through I/O” concept, where the guest can</text:p>
      <text:p text:style-name="P11">access the hardware resource directly, mostly of the</text:p>
      <text:p text:style-name="P11">time, for legacy network cards (NE2000 and RTL8139).</text:p>
      <text:p text:style-name="P11">They either sacrifice the sharing capability, or are not</text:p>
      <text:p text:style-name="P11">yet available to modern GPUs.</text:p>
      <text:p text:style-name="P18"/>
      <text:p text:style-name="P18"/>
      <text:p text:style-name="P13">2.3.3. Input/output pass-through. Input/output pass-through involves assigning a GPU to a</text:p>
      <text:p text:style-name="P13">dedicated guest VM so that the guest VM can access the GPU in the same way as in the native</text:p>
      <text:p text:style-name="P13">environment. The hypervisor has to handle the address mapping of memory-mapped I/O (MMIO) or</text:p>
      <text:p text:style-name="P13">port-mapped I/O (PMIO) between virtual and physical devices, which can be achieved by either soft-</text:p>
      <text:p text:style-name="P13">ware mapping or hardware-assisted mechanisms such as Intel virtualization technology for directed</text:p>
      <text:p text:style-name="P13">I/O (Intel VT-d) [10]. The use of the hardware support can greatly improve the performance of I/O pass-through.</text:p>
      <text:p text:style-name="P18"/>
      <text:p text:style-name="P18"/>
      <text:p text:style-name="P18">3. Full virtualization of GPU</text:p>
      <text:p text:style-name="P20">Criteria, </text:p>
      <text:p text:style-name="P20"/>
      <text:p text:style-name="P20">from all above, we need a full virtualization solution.</text:p>
      <text:p text:style-name="P20"/>
      <text:p text:style-name="P11">A virtual GPU (vGPU), with</text:p>
      <text:p text:style-name="P11">full GPU features, is presented to each VM. VMs can</text:p>
      <text:p text:style-name="P11">directly access performance-critical resources, without</text:p>
      <text:p text:style-name="P11"><text:soft-page-break/>intervention from the hypervisor in most cases, while</text:p>
      <text:p text:style-name="P11">privileged operations from guest are trap-and-emulated</text:p>
      <text:p text:style-name="P11">to provide secure isolation among VMs. The vGPU</text:p>
      <text:p text:style-name="P11">context is switched per quantum, to share the physical</text:p>
      <text:p text:style-name="P11">GPU among multiple VMs without user notice. As such,</text:p>
      <text:p text:style-name="P11">gVirt achieves full GPU virtualization, with a great</text:p>
      <text:p text:style-name="P11">balance among performance, features, and sharing</text:p>
      <text:p text:style-name="P11">capability. </text:p>
      <text:p text:style-name="P20"/>
      <text:p text:style-name="P13">Supporting the functionality of OpenCL in VM environments requires GPUs to be virtualized, which has unique challenges because (i) they are extremely complicated devices, (ii) the hardware specification of GPUs is closed, and (iii) GPU architectures tend to change rapidly and dramatically across</text:p>
      <text:p text:style-name="P13">generations. These challenges make it nearly intractable to virtualize a GPU corresponding to a real modern design. Generally, three main approaches are used to virtualize GPUs: software emulation, API remoting, and I/O pass-through.</text:p>
      <text:p text:style-name="P18">VGPU</text:p>
      <text:p text:style-name="P18"/>
      <text:p text:style-name="P13">2.3.4. Comparing API remoting and input/output pass-through. A technical report by VMware [9]</text:p>
      <text:p text:style-name="P13">describes four primary criteria for assessing GPU virtualization approaches: performance, fidelity, multiplexing, and interposition. Fidelity relates to the consistency between virtualized and native</text:p>
      <text:p text:style-name="P13">environments, and multiplexing and interposition refer to the abilities to share GPU resources.</text:p>
      <text:p text:style-name="P13"/>
      <text:p text:style-name="P13">Table I compares API remoting and I/O pass-through on the basis of these four criteria. I/O pass-</text:p>
      <text:p text:style-name="P13">through exhibits better performance and fidelity than API remoting because it allows direct access</text:p>
      <text:p text:style-name="P13">to the physical GPU and thus also its device driver and run-time library that are used in the native</text:p>
      <text:p text:style-name="P13">environment. In contrast, API remoting requires modified versions of the device driver and run-time</text:p>
      <text:p text:style-name="P13"><text:soft-page-break/>library for transferring the API call requests/responses, and the data size of API calls is the key virtualization overhead. Although I/O pass-through is considered superior on the basis of the first two criteria, its fatal weakness is that it cannot share GPU resources across guest VMs. Resource sharing</text:p>
      <text:p text:style-name="P13">is an essential characteristic of system virtualization, and API remoting can share GPU resources on the basis of the concurrent abilities at the API level.</text:p>
      <text:p text:style-name="P13">In this study, we chose API remoting for our OpenCL virtualization solution on the basis of the comparison in Table I because this technique not only provides OpenCL support in a VM environment but ensures resource sharing across guest VMs. The design and implementation issues are</text:p>
      <text:p text:style-name="P13">discussed in Section 3</text:p>
      <text:p text:style-name="P3"/>
      <text:p text:style-name="P18"/>
      <text:p text:style-name="P18"/>
      <text:p text:style-name="P18"/>
      <text:p text:style-name="P18">3.1. SRIOV--</text:p>
      <text:p text:style-name="P18"/>
      <text:p text:style-name="P13"><text:span text:style-name="T2">s</text:span>ingle Root I/O Virtualization (SR-IOV) [14] proposes a set of hardware enhancements for the PCIe device, which aims to remove major VMM intervention for performance data movement, such as the packet classification and address translation. SR-IOV inherits Direct I/O technology through using IOMMU to offload memory protection and address translation. An SR-IOV-capable device is able to create multiple “light-weight” instances of PCI function entities, known as Virtual Functions (VFs). Each VF can be assigned to a guest for direct access, but still shares major device resources, and thus achieve both resource sharing and high performance</text:p>
      <text:p text:style-name="P18"/>
      <text:p text:style-name="P18"/>
      <text:p text:style-name="P18"/>
      <text:p text:style-name="P18">3.2 MDEV</text:p>
      <text:p text:style-name="P18"/>
      <text:p text:style-name="P11">NVIDIA GRID [24] allows each VM’s GPU</text:p>
      <text:p text:style-name="P11">commands to be passed directly to the GPU for</text:p>
      <text:p text:style-name="P11">acceleration. A vGPU manager shares the GPU based</text:p>
      <text:p text:style-name="P11">on time slices. It looks similar to gVirt in some ways;</text:p>
      <text:p text:style-name="P11">however there is no public informa<text:span text:style-name="T2">tion</text:span></text:p>
      <text:p text:style-name="P3"/>
      <text:p text:style-name="P18"/>
      <text:p text:style-name="P18">Resource Partitioning</text:p>
      <text:p text:style-name="P18"/>
      <text:p text:style-name="P21"><text:soft-page-break/><text:span text:style-name="T4">GPUvm partitions physical memory space and MMIO space over PCIe BARs into multiple sections of continuous address space, each of which is assigned to an in </text:span>dividual VM. Guest device drivers consider that physical memory space origins at 0, but actual memory access is shifted by the corresponding size through shadow page tables created by GPUvm. Similarly, PCIe BARs and GPU channels are partitioned by multiple sections of the same size for individual VMs. The static partitioning is not a critical limitation of GPUvm. Dynamic allocation is possible. When a shadow page table refers to a new page, GPUvm allocates a page, assigns it to a VM and maintains the mappings between guest physical GPU pages and host physical GPU pages. For ease of implementation, the current GPUvm employs static partitioning. We plan to implement the dynamic allocation in the future.</text:p>
      <text:p text:style-name="P21"/>
      <text:p text:style-name="P21">3.3 GPU Shadow Page Table GPUvm creates GPU shadow page tables in the reserved area of GPU memory, which translates guest GPU virtual addresses to GPU device physical or host physical addresses. By design, the device driver needs to flush TLB caches every time a page table entry is updated. GPUvm can intercept TLB flush requests because those requests are issued from the host CPU through MMIO. After the interception, GPUvm updates the corresponding GPU shadow page table entry. GPU shadow page tables play an important role in protecting GPUvm itself, shadow page tables, and GPU contexts from buggy or malicious VMs. GPUvm excludes the memory mappings to those sensitive memory pages from the shadow page tables. Since all the memory accesses by GPU go through the shadow page tables, any VMs cannot access those sensitive memory areas.</text:p>
      <text:p text:style-name="P21"/>
      <text:p text:style-name="P18"/>
      <text:p text:style-name="P18">4. Summary and Future challenge</text:p>
      <text:p text:style-name="P18"/>
      <text:p text:style-name="P18"/>
      <text:p text:style-name="P18"/>
      <text:p text:style-name="P10"/>
      <text:p text:style-name="P2"/>
      <text:p text:style-name="P2"/>
      <text:p text:style-name="P2"/>
      <text:p text:style-name="P2"/>
      <text:p text:style-name="P2"/>
      <text:p text:style-name="P8"/>
      <text:p text:style-name="P9"/>
      <text:p text:style-name="P4"/>
      <text:p text:style-name="P2"/>
      <text:p text:style-name="P2"/>
      <text:p text:style-name="P12"/>
      <text:p text:style-name="P12"/>
      <text:p text:style-name="P12"/>
      <text:p text:style-name="P12"/>
      <text:p text:style-name="P12"/>
      <text:p text:style-name="P2"/>
      <text:p text:style-name="P2"/>
      <text:p text:style-name="P2"/>
      <text:p text:style-name="P2"/>
      <text:p text:style-name="P5"/>
      <text:p text:style-name="P2"><text:soft-page-break/></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9T13:14:10.879449099</meta:creation-date>
    <dc:date>2018-08-10T00:11:37.778557992</dc:date>
    <meta:editing-duration>PT9H44M3S</meta:editing-duration>
    <meta:editing-cycles>20</meta:editing-cycles>
    <meta:generator>LibreOffice/6.1.0.3$Linux_X86_64 LibreOffice_project/10$Build-3</meta:generator>
    <meta:document-statistic meta:table-count="0" meta:image-count="0" meta:object-count="0" meta:page-count="8" meta:paragraph-count="118" meta:word-count="1699" meta:character-count="11046" meta:non-whitespace-character-count="9461"/>
  </office:meta>
</office:document-meta>
</file>